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10482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4:18:43.059604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20T14:23:22.788061715</dc:date>
    <meta:editing-duration>PT13H47M26S</meta:editing-duration>
    <meta:editing-cycles>60</meta:editing-cycles>
    <meta:generator>LibreOffice/5.1.3.2$Linux_X86_64 LibreOffice_project/10m0$Build-2</meta:generator>
    <meta:document-statistic meta:table-count="1" meta:cell-count="1910" meta:object-count="0"/>
  </office:meta>
</office:document-meta>
</file>